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T1" style:family="text">
      <style:text-properties officeooo:rsid="001891ab"/>
    </style:style>
    <style:style style:name="T2" style:family="text">
      <style:text-properties officeooo:rsid="00175c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M SOU EU</text:p>
      <text:p text:style-name="Text_20_body">Sou a <text:span text:style-name="T1">D</text:span>ra. Paola Rossigalli, dentista especializada em <text:span text:style-name="T1">H</text:span>armonização <text:span text:style-name="T1">F</text:span>acial. <text:span text:style-name="T1">F</text:span>ormada no interior de São Paulo e atualmente em Gaspar, Santa Catarina, <text:span text:style-name="T1">s</text:span>empre me encantei pela estética e pela capacidade que ela tem de transformar não só a aparência, mas também a autoestima das pessoas. Meu trabalho é focado em resultados delicados e naturais, que respeitam a individualidade de cada paciente. Com uma formação odontológica sólida, busco sempre criar um equilíbrio harmônico que realce a beleza de forma sutil e personalizada, proporcionando bem-estar e confiança de maneira única. <text:line-break/>Atualmente sigo me especializando cada vez mais nesta área que me proporciona, acima de tudo, a oportunidade de devolver e aumentar a autoestima dos meus pacientes * </text:p>
      <text:p text:style-name="Text_20_body">FORMAÇÃO</text:p>
      <text:p text:style-name="Text_20_body">Sou formada em Odontologia pela Unifunec de Santa Fé do Sul, desde 2018. Em 202<text:span text:style-name="T2">2</text:span>, descobri minha paixão pela harmonização facial e, desde então, venho me dedicando completamente a essa área, buscando sempre aperfeiçoar minhas técnicas e oferecer tratamentos personalizados, com resultados naturais que realçam a beleza única de cada paciente.</text:p>
      <text:p text:style-name="Text_20_body"> </text:p>
      <text:p text:style-name="Text_20_body">PREENCHIMENTO LABIAL<text:line-break/>O preenchimento labial aumenta o volume e melhora a simetrias, proporcionando lábios bonitos e harmoniosos.</text:p>
      <text:p text:style-name="Text_20_body">BOTOX<text:line-break/>A toxina botulínica ajuda a atenuar linhas de expressão e rugas mais profundas</text:p>
      <text:p text:style-name="Text_20_body">BIOESTIMULADORES<text:line-break/>Os bioestimuladores de colágeno estimulam a produção de colágeno, melhorando a textura e firmeza da pele.</text:p>
      <text:p text:style-name="Text_20_body">PREECHIMENTO COM ÁCIDO HIALURONICO<text:line-break/>O preenchimento com ácido hialurônico é um dos tratamentos estéticos mais populares para suavizar rugas, restaurar volume e melhorar a aparência da pele de forma harmoniosa e rejuvenescida.</text:p>
      <text:p text:style-name="Text_20_body">LIPO DE PAPADA<text:line-break/>A lipoaspiração de papada é um procedimento estético que elimina a gordura acumulada na região abaixo do queixo, resultando em um contorno facial mais definido e equilibrado.</text:p>
      <text:p text:style-name="Text_20_body"> 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2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orpo_20_de_20_texto.MsoNormal" style:display-name="Corpo de texto.MsoNormal" style:family="paragraph" style:parent-style-name="Text_20_body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5T21:35:55.540766419</dc:date>
    <meta:editing-duration>PT3H53M48S</meta:editing-duration>
    <meta:editing-cycles>2</meta:editing-cycles>
    <meta:generator>LibreOffice/24.8.4.2$Linux_X86_64 LibreOffice_project/480$Build-2</meta:generator>
    <meta:document-statistic meta:table-count="0" meta:image-count="0" meta:object-count="0" meta:page-count="1" meta:paragraph-count="11" meta:word-count="280" meta:character-count="1857" meta:non-whitespace-character-count="1582"/>
    <meta:user-defined meta:name="Originator">Microsoft Word 9</meta:user-defined>
    <meta:user-defined meta:name="ProgId">Word.Document</meta:user-defined>
  </office:meta>
</office:document-meta>
</file>